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5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co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se1</text:p>
          </table:table-cell>
          <table:table-cell table:style-name="Default" office:value-type="string" calcext:value-type="string">
            <text:p>se2</text:p>
          </table:table-cell>
          <table:table-cell table:style-name="Default" office:value-type="string" calcext:value-type="string">
            <text:p>su</text:p>
          </table:table-cell>
          <table:table-cell table:style-name="ce1" office:value-type="string" calcext:value-type="string">
            <text:p>B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563" calcext:value-type="float">
            <text:p>214563</text:p>
          </table:table-cell>
          <table:table-cell table:style-name="ce2" office:value-type="float" office:value="321236" calcext:value-type="float">
            <text:p>321236</text:p>
          </table:table-cell>
          <table:table-cell office:value-type="float" office:value="307291" calcext:value-type="float">
            <text:p>307291</text:p>
          </table:table-cell>
          <table:table-cell office:value-type="float" office:value="231413" calcext:value-type="float">
            <text:p>231413</text:p>
          </table:table-cell>
          <table:table-cell office:value-type="float" office:value="358773" calcext:value-type="float">
            <text:p>358773</text:p>
          </table:table-cell>
          <table:table-cell office:value-type="float" office:value="433748" calcext:value-type="float">
            <text:p>433748</text:p>
          </table:table-cell>
          <table:table-cell office:value-type="float" office:value="249212" calcext:value-type="float">
            <text:p>249212</text:p>
          </table:table-cell>
          <table:table-cell table:formula="of:=SUM([.B2:.H2])" office:value-type="float" office:value="2116236" calcext:value-type="float">
            <text:p>2116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232" calcext:value-type="float">
            <text:p>490232</text:p>
          </table:table-cell>
          <table:table-cell table:style-name="ce2" office:value-type="float" office:value="893670" calcext:value-type="float">
            <text:p>893670</text:p>
          </table:table-cell>
          <table:table-cell office:value-type="float" office:value="957614" calcext:value-type="float">
            <text:p>957614</text:p>
          </table:table-cell>
          <table:table-cell office:value-type="float" office:value="583363" calcext:value-type="float">
            <text:p>583363</text:p>
          </table:table-cell>
          <table:table-cell office:value-type="float" office:value="897937" calcext:value-type="float">
            <text:p>897937</text:p>
          </table:table-cell>
          <table:table-cell office:value-type="float" office:value="1132630" calcext:value-type="float">
            <text:p>1132630</text:p>
          </table:table-cell>
          <table:table-cell office:value-type="float" office:value="670094" calcext:value-type="float">
            <text:p>670094</text:p>
          </table:table-cell>
          <table:table-cell table:formula="of:=SUM([.B3:.H3])" office:value-type="float" office:value="5625540" calcext:value-type="float">
            <text:p>56255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office:value-type="float" office:value="618" calcext:value-type="float">
            <text:p>618</text:p>
          </table:table-cell>
          <table:table-cell office:value-type="float" office:value="712" calcext:value-type="float">
            <text:p>712</text:p>
          </table:table-cell>
          <table:table-cell office:value-type="float" office:value="494" calcext:value-type="float">
            <text:p>494</text:p>
          </table:table-cell>
          <table:table-cell office:value-type="float" office:value="678" calcext:value-type="float">
            <text:p>678</text:p>
          </table:table-cell>
          <table:table-cell office:value-type="float" office:value="931" calcext:value-type="float">
            <text:p>931</text:p>
          </table:table-cell>
          <table:table-cell office:value-type="float" office:value="428" calcext:value-type="float">
            <text:p>428</text:p>
          </table:table-cell>
          <table:table-cell table:formula="of:=SUM([.B4:.H4])" office:value-type="float" office:value="4332" calcext:value-type="float">
            <text:p>433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Default"/>
          <table:table-cell/>
          <table:table-cell table:style-name="Default" table:number-columns-repeated="5"/>
          <table:table-cell table:formula="of:=SUM([.I2:.I4])" office:value-type="float" office:value="7746108" calcext:value-type="float">
            <text:p>7746108</text:p>
          </table:table-cell>
        </table:table-row>
      </table:table>
      <table:table table:name="%" table:style-name="ta1">
        <table:shapes>
          <draw:frame draw:z-index="0" draw:style-name="gr1" draw:text-style-name="P1" svg:width="6.2972in" svg:height="3.5465in" svg:x="8.9169in" svg:y="1.5996in">
            <draw:object draw:notify-on-update-of-ranges="'%'.A8:'%'.A8 '%'.A9:'%'.A14 '%'.B8:'%'.B8 '%'.B9:'%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8598in" svg:height="4.6409in" svg:x="0.0283in" svg:y="3.3685in">
            <draw:object draw:notify-on-update-of-ranges="'%'.A8:'%'.A8 '%'.A9:'%'.A14 '%'.C8:'%'.C8 '%'.C9:'%'.C14 '%'.D8:'%'.D8 '%'.D9:'%'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937in" svg:height="4.9969in" svg:x="8.0094in" svg:y="1.1228in">
            <draw:object draw:notify-on-update-of-ranges="'%'.A9:'%'.A14 '%'.B8:'%'.B8 '%'.B9:'%'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/>
          <table:table-cell table:style-name="Default"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3184243" calcext:value-type="float">
            <text:p>3184243</text:p>
          </table:table-cell>
          <table:table-cell table:style-name="ce2" office:value-type="float" office:value="1382925" calcext:value-type="float">
            <text:p>1382925</text:p>
          </table:table-cell>
          <table:table-cell table:style-name="ce2" office:value-type="float" office:value="1607796" calcext:value-type="float">
            <text:p>1607796</text:p>
          </table:table-cell>
          <table:table-cell table:style-name="ce2" office:value-type="float" office:value="2292509" calcext:value-type="float">
            <text:p>2292509</text:p>
          </table:table-cell>
          <table:table-cell table:style-name="ce2" office:value-type="float" office:value="2777393" calcext:value-type="float">
            <text:p>2777393</text:p>
          </table:table-cell>
          <table:table-cell office:value-type="float" office:value="2116236" calcext:value-type="float">
            <text:p>211623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597440" calcext:value-type="float">
            <text:p>2597440</text:p>
          </table:table-cell>
          <table:table-cell table:style-name="ce2" office:value-type="float" office:value="3710433" calcext:value-type="float">
            <text:p>3710433</text:p>
          </table:table-cell>
          <table:table-cell table:style-name="ce2" office:value-type="float" office:value="3905099" calcext:value-type="float">
            <text:p>3905099</text:p>
          </table:table-cell>
          <table:table-cell table:style-name="ce2" office:value-type="float" office:value="4437560" calcext:value-type="float">
            <text:p>4437560</text:p>
          </table:table-cell>
          <table:table-cell table:style-name="ce2" office:value-type="float" office:value="5844971" calcext:value-type="float">
            <text:p>5844971</text:p>
          </table:table-cell>
          <table:table-cell office:value-type="float" office:value="5625540" calcext:value-type="float">
            <text:p>562554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4629" calcext:value-type="float">
            <text:p>462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Default" table:formula="of:=SUM([.B2:.B4])" office:value-type="float" office:value="5783109" calcext:value-type="float">
            <text:p>5783109</text:p>
          </table:table-cell>
          <table:table-cell table:formula="of:=SUM([.C2:.C4])" office:value-type="float" office:value="5095270" calcext:value-type="float">
            <text:p>5095270</text:p>
          </table:table-cell>
          <table:table-cell table:formula="of:=SUM([.D2:.D4])" office:value-type="float" office:value="5513592" calcext:value-type="float">
            <text:p>5513592</text:p>
          </table:table-cell>
          <table:table-cell table:formula="of:=SUM([.E2:.E4])" office:value-type="float" office:value="6731114" calcext:value-type="float">
            <text:p>6731114</text:p>
          </table:table-cell>
          <table:table-cell table:formula="of:=SUM([.F2:.F4])" office:value-type="float" office:value="8626993" calcext:value-type="float">
            <text:p>8626993</text:p>
          </table:table-cell>
          <table:table-cell office:value-type="float" office:value="7746108" calcext:value-type="float">
            <text:p>7746108</text:p>
          </table:table-cell>
        </table:table-row>
        <table:table-row table:style-name="ro1">
          <table:table-cell table:style-name="ce1" office:value-type="string" calcext:value-type="string">
            <text:p>%</text:p>
          </table:table-cell>
          <table:table-cell table:style-name="Default" table:formula="of:=([.B2]/[.B5])*100" office:value-type="float" office:value="55.0610925714871" calcext:value-type="float">
            <text:p>55.0610925714871</text:p>
          </table:table-cell>
          <table:table-cell table:formula="of:=([.C2]/[.C5])*100" office:value-type="float" office:value="27.1413487410873" calcext:value-type="float">
            <text:p>27.1413487410873</text:p>
          </table:table-cell>
          <table:table-cell table:formula="of:=([.D2]/[.D5])*100" office:value-type="float" office:value="29.1605907727666" calcext:value-type="float">
            <text:p>29.1605907727666</text:p>
          </table:table-cell>
          <table:table-cell table:formula="of:=([.E2]/[.E5])*100" office:value-type="float" office:value="34.058389146284" calcext:value-type="float">
            <text:p>34.058389146284</text:p>
          </table:table-cell>
          <table:table-cell table:formula="of:=([.F2]/[.F5])*100" office:value-type="float" office:value="32.1942187735634" calcext:value-type="float">
            <text:p>32.1942187735634</text:p>
          </table:table-cell>
          <table:table-cell table:formula="of:=([.G2]/[.G5])*100" office:value-type="float" office:value="27.3199908909093" calcext:value-type="float">
            <text:p>27.3199908909093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%</text:p>
          </table:table-cell>
          <table:table-cell table:style-name="ce1" office:value-type="string" calcext:value-type="string">
            <text:p>Desistências</text:p>
          </table:table-cell>
          <table:table-cell table:style-name="ce1" office:value-type="string" calcext:value-type="string">
            <text:p>Inscrições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2731" calcext:value-type="percentage">
            <text:p>27.31%</text:p>
          </table:table-cell>
          <table:table-cell office:value-type="float" office:value="2116236" calcext:value-type="float">
            <text:p>2116236</text:p>
          </table:table-cell>
          <table:table-cell table:formula="of:=SUM([.G2:.G4])" office:value-type="float" office:value="7746108" calcext:value-type="float">
            <text:p>774610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3219" calcext:value-type="percentage">
            <text:p>32.19%</text:p>
          </table:table-cell>
          <table:table-cell table:style-name="ce6" office:value-type="float" office:value="2777393" calcext:value-type="float">
            <text:p>2777393</text:p>
          </table:table-cell>
          <table:table-cell table:formula="of:=SUM([.F2:.F4])" office:value-type="float" office:value="8626993" calcext:value-type="float">
            <text:p>8626993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3405" calcext:value-type="percentage">
            <text:p>34.05%</text:p>
          </table:table-cell>
          <table:table-cell table:style-name="ce6" office:value-type="float" office:value="2292509" calcext:value-type="float">
            <text:p>2292509</text:p>
          </table:table-cell>
          <table:table-cell table:formula="of:=SUM([.E2:.E4])" office:value-type="float" office:value="6731114" calcext:value-type="float">
            <text:p>6731114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2916" calcext:value-type="percentage">
            <text:p>29.16%</text:p>
          </table:table-cell>
          <table:table-cell table:style-name="ce6" office:value-type="float" office:value="1607796" calcext:value-type="float">
            <text:p>1607796</text:p>
          </table:table-cell>
          <table:table-cell table:formula="of:=SUM([.D2:.D4])" office:value-type="float" office:value="5513592" calcext:value-type="float">
            <text:p>551359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2714" calcext:value-type="percentage">
            <text:p>27.14%</text:p>
          </table:table-cell>
          <table:table-cell table:style-name="ce6" office:value-type="float" office:value="1382925" calcext:value-type="float">
            <text:p>1382925</text:p>
          </table:table-cell>
          <table:table-cell table:formula="of:=SUM([.C2:.C4])" office:value-type="float" office:value="5095270" calcext:value-type="float">
            <text:p>5095270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5506" calcext:value-type="percentage">
            <text:p>55.06%</text:p>
          </table:table-cell>
          <table:table-cell table:style-name="ce6" office:value-type="float" office:value="3184243" calcext:value-type="float">
            <text:p>3184243</text:p>
          </table:table-cell>
          <table:table-cell table:formula="of:=SUM([.B2:.B4])" office:value-type="float" office:value="5783109" calcext:value-type="float">
            <text:p>57831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1:29:25.1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0T14:42:30.424000000</meta:creation-date>
    <dc:date>2022-04-11T13:37:58.392000000</dc:date>
    <meta:editing-duration>PT6H2M12S</meta:editing-duration>
    <meta:editing-cycles>3</meta:editing-cycles>
    <meta:generator>LibreOffice/7.3.2.2$Windows_X86_64 LibreOffice_project/49f2b1bff42cfccbd8f788c8dc32c1c309559be0</meta:generator>
    <meta:document-statistic meta:table-count="2" meta:cell-count="10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9cm" xlink:href=".." xlink:type="simple" chart:class="chart:line" chart:style-name="ch1">
        <chart:legend chart:legend-position="end" svg:x="14.334cm" svg:y="4.202cm" style:legend-expansion="high" chart:style-name="ch2"/>
        <chart:plot-area chart:style-name="ch3" table:cell-range-address="'%'.A8:'%'.B14" chart:data-source-has-labels="both" svg:x="0.319cm" svg:y="0.18cm" svg:width="13.696cm" svg:height="8.649cm">
          <chart:coordinate-region svg:x="1.755cm" svg:y="0.383cm" svg:width="11.877cm" svg:height="7.793cm"/>
          <chart:axis chart:dimension="x" chart:name="primary-x" chart:style-name="ch4" chartooo:axis-type="auto">
            <chartooo:date-scale/>
            <chart:categories table:cell-range-address="'%'.A9:'%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'.B9:'%'.B14" chart:label-cell-address="'%'.B8:'%'.B8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'%'.B8:'%'.B8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%'.A9:'%'.A14</svg:desc>
                </draw:g>
              </table:table-cell>
              <table:table-cell office:value-type="float" office:value="0.2731">
                <text:p>0.2731</text:p>
                <draw:g>
                  <svg:desc>'%'.B9:'%'.B14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3219">
                <text:p>0.321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2916">
                <text:p>0.291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2714">
                <text:p>0.271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5506">
                <text:p>0.5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65cm" svg:height="11.789cm" xlink:href=".." xlink:type="simple" chart:class="chart:bar" chart:style-name="ch1">
        <chart:legend chart:legend-position="end" svg:x="16.041cm" svg:y="5.44cm" style:legend-expansion="custom" svg:width="2.598cm" svg:height="1.108cm" style:legend-expansion-aspect-ratio="2.34476534296029" chart:style-name="ch2"/>
        <chart:plot-area chart:style-name="ch3" table:cell-range-address="'%'.A8:'%'.A14 '%'.C8:'%'.D14" chart:data-source-has-labels="both" svg:x="1.238cm" svg:y="1.412cm" svg:width="14.052cm" svg:height="9.51cm">
          <chart:coordinate-region svg:x="3.013cm" svg:y="1.614cm" svg:width="12.277cm" svg:height="8.655cm"/>
          <chart:axis chart:dimension="x" chart:name="primary-x" chart:style-name="ch4" chartooo:axis-type="auto">
            <chartooo:date-scale/>
            <chart:categories table:cell-range-address="'%'.A9:'%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'.C9:'%'.C14" chart:label-cell-address="'%'.C8:'%'.C8" chart:class="chart:bar">
            <chart:data-point chart:repeated="6"/>
          </chart:series>
          <chart:series chart:style-name="ch8" chart:values-cell-range-address="'%'.D9:'%'.D14" chart:label-cell-address="'%'.D8:'%'.D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stências</text:p>
                <draw:g>
                  <svg:desc>'%'.C8:'%'.C8</svg:desc>
                </draw:g>
              </table:table-cell>
              <table:table-cell office:value-type="string">
                <text:p>Inscrições</text:p>
                <draw:g>
                  <svg:desc>'%'.D8:'%'.D8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%'.A9:'%'.A14</svg:desc>
                </draw:g>
              </table:table-cell>
              <table:table-cell office:value-type="float" office:value="2116236">
                <text:p>2116236</text:p>
                <draw:g>
                  <svg:desc>'%'.C9:'%'.C14</svg:desc>
                </draw:g>
              </table:table-cell>
              <table:table-cell office:value-type="float" office:value="7746108">
                <text:p>7746108</text:p>
                <draw:g>
                  <svg:desc>'%'.D9:'%'.D14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777393">
                <text:p>2777393</text:p>
              </table:table-cell>
              <table:table-cell office:value-type="float" office:value="8626993">
                <text:p>862699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292509">
                <text:p>2292509</text:p>
              </table:table-cell>
              <table:table-cell office:value-type="float" office:value="6731114">
                <text:p>673111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607796">
                <text:p>1607796</text:p>
              </table:table-cell>
              <table:table-cell office:value-type="float" office:value="5513592">
                <text:p>551359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382925">
                <text:p>1382925</text:p>
              </table:table-cell>
              <table:table-cell office:value-type="float" office:value="5095270">
                <text:p>509527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184243">
                <text:p>3184243</text:p>
              </table:table-cell>
              <table:table-cell office:value-type="float" office:value="5783109">
                <text:p>5783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59cm" svg:height="12.693cm" xlink:href=".." xlink:type="simple" chart:class="chart:line" chart:style-name="ch1">
        <chart:title svg:x="7.899cm" svg:y="0.389cm" chart:style-name="ch2">
          <text:p>Desistências por ano</text:p>
        </chart:title>
        <chart:subtitle svg:x="4.631cm" svg:y="1.146cm" chart:style-name="ch3">
          <text:p>Porcentagem de desistência em relação ao número de inscrições </text:p>
        </chart:subtitle>
        <chart:legend chart:legend-position="end" svg:x="18.127cm" svg:y="6.013cm" style:legend-expansion="custom" svg:width="1.502cm" svg:height="0.666cm" style:legend-expansion-aspect-ratio="2.25525525525526" chart:style-name="ch4"/>
        <chart:plot-area chart:style-name="ch5" table:cell-range-address="'%'.A8:'%'.B14" chart:data-source-has-labels="both" svg:x="1.854cm" svg:y="2.539cm" svg:width="16.037cm" svg:height="9.623cm">
          <chart:coordinate-region svg:x="3.29cm" svg:y="2.742cm" svg:width="14.218cm" svg:height="8.767cm"/>
          <chart:axis chart:dimension="x" chart:name="primary-x" chart:style-name="ch6" chartooo:axis-type="auto">
            <chartooo:date-scale/>
            <chart:categories table:cell-range-address="'%'.A9:'%'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%'.B9:'%'.B14" chart:label-cell-address="'%'.B8:'%'.B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'%'.B8:'%'.B8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%'.A9:'%'.A14</svg:desc>
                </draw:g>
              </table:table-cell>
              <table:table-cell office:value-type="float" office:value="0.2731">
                <text:p>0.2731</text:p>
                <draw:g>
                  <svg:desc>'%'.B9:'%'.B14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3219">
                <text:p>0.321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2916">
                <text:p>0.291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2714">
                <text:p>0.271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5506">
                <text:p>0.55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